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lipseLinkEntityManagerFactoryIntegrationTests.testCanCastSharedEntityManagerProxyToEclipseLink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clipseLinkEntityManagerFactoryIntegrationTests.testCanCastNativeEntityManagerFactoryToEclipseLinkEntityManager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